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ackground-color="transparent"/>
    </style:style>
    <style:style style:name="ce3" style:family="table-cell" style:parent-style-name="Default" style:data-style-name="N107">
      <style:table-cell-properties fo:background-color="#66ff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>
      <style:table-cell-properties fo:background-color="#ff99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1"/>
          <table:table-cell table:style-name="ce5"/>
          <table:table-cell table:style-name="ce2" table:number-columns-repeated="3"/>
          <table:table-cell table:style-name="ce1"/>
          <table:table-cell table:style-name="ce5" office:value-type="float" office:value="5230297" calcext:value-type="float">
            <text:p>5 230 297,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style-name="ce2"/>
          <table:table-cell table:style-name="ce5"/>
          <table:table-cell table:style-name="ce2" table:number-columns-repeated="3"/>
          <table:table-cell table:style-name="ce3" office:value-type="float" office:value="1382869" calcext:value-type="float">
            <text:p>1 382 869,000</text:p>
          </table:table-cell>
          <table:table-cell table:style-name="ce1"/>
        </table:table-row>
        <table:table-row table:style-name="ro1">
          <table:table-cell/>
          <table:table-cell table:style-name="ce1" table:formula="of:=[.J11]-[.G14]" office:value-type="float" office:value="3739.5" calcext:value-type="float">
            <text:p>3 739,500</text:p>
          </table:table-cell>
          <table:table-cell/>
          <table:table-cell table:style-name="ce2"/>
          <table:table-cell table:style-name="ce5"/>
          <table:table-cell table:style-name="ce2" table:number-columns-repeated="3"/>
          <table:table-cell table:style-name="ce1" table:number-columns-repeated="2"/>
        </table:table-row>
        <table:table-row table:style-name="ro1">
          <table:table-cell table:style-name="ce1" table:formula="of:=[.J11]-[.E17]" office:value-type="float" office:value="7479" calcext:value-type="float">
            <text:p>7 479,000</text:p>
          </table:table-cell>
          <table:table-cell/>
          <table:table-cell office:value-type="string" calcext:value-type="string">
            <text:p>Ycentre</text:p>
          </table:table-cell>
          <table:table-cell table:style-name="ce2"/>
          <table:table-cell table:style-name="ce5"/>
          <table:table-cell table:style-name="ce2"/>
          <table:table-cell table:style-name="ce5" table:formula="of:=([.E17]+[.J11])/2" office:value-type="float" office:value="5226557.5" calcext:value-type="float">
            <text:p>5 226 557,500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centre</text:p>
          </table:table-cell>
          <table:table-cell table:style-name="ce2"/>
          <table:table-cell table:style-name="ce5"/>
          <table:table-cell table:style-name="ce2"/>
          <table:table-cell table:style-name="ce3" table:formula="of:=([.D18]+[.I12])/2" office:value-type="float" office:value="1377563.5" calcext:value-type="float">
            <text:p>1 377 563,500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/>
          <table:table-cell table:style-name="ce1" table:formula="of:=[.G14]-[.E17]" office:value-type="float" office:value="3739.5" calcext:value-type="float">
            <text:p>3 739,500</text:p>
          </table:table-cell>
          <table:table-cell/>
          <table:table-cell table:style-name="ce2"/>
          <table:table-cell table:style-name="ce5"/>
          <table:table-cell table:style-name="ce2" table:number-columns-repeated="3"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2"/>
          <table:table-cell table:style-name="ce5" office:value-type="float" office:value="5222818" calcext:value-type="float">
            <text:p>5 222 818,000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style-name="ce3" office:value-type="float" office:value="1372258" calcext:value-type="float">
            <text:p>1 372 258,000</text:p>
          </table:table-cell>
          <table:table-cell table:style-name="ce3" table:number-columns-repeated="5"/>
          <table:table-cell table:style-name="ce1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Min</text:p>
          </table:table-cell>
          <table:covered-table-cell/>
          <table:table-cell/>
          <table:table-cell table:style-name="ce6" office:value-type="string" calcext:value-type="string">
            <text:p>Centre</text:p>
          </table:table-cell>
          <table:table-cell/>
          <table:table-cell table:style-name="ce4" office:value-type="string" calcext:value-type="string" table:number-columns-spanned="2" table:number-rows-spanned="1">
            <text:p>Max</text:p>
          </table:table-cell>
          <table:covered-table-cell/>
        </table:table-row>
        <table:table-row table:style-name="ro1">
          <table:table-cell table:number-columns-repeated="5"/>
          <table:table-cell table:style-name="ce1" table:formula="of:=[.G15]-[.D18]" office:value-type="float" office:value="5305.5" calcext:value-type="float">
            <text:p>5 305,500</text:p>
          </table:table-cell>
          <table:table-cell/>
          <table:table-cell table:style-name="ce1" table:formula="of:=[.I12]-[.G15]" office:value-type="float" office:value="5305.5" calcext:value-type="float">
            <text:p>5 305,5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table:formula="of:=[.I12]-[.D18]" office:value-type="float" office:value="10611" calcext:value-type="float">
            <text:p>10 611,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1:48:41.963610058</meta:creation-date>
    <dc:date>2018-12-03T16:29:51.058553468</dc:date>
    <meta:editing-duration>PT1H38S</meta:editing-duration>
    <meta:editing-cycles>1</meta:editing-cycles>
    <meta:document-statistic meta:table-count="1" meta:cell-count="21" meta:object-count="0"/>
    <meta:generator>LibreOffice/6.1.2.1$Linux_X86_64 LibreOffice_project/10$Build-1</meta:generator>
  </office:meta>
</office:document-meta>
</file>